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1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die Americ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14, 1896</text:p>
      <text:p text:style-name="P6">Month<text:tab/><text:tab/><text:tab/><text:tab/><text:tab/><text:tab/>February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Allegheny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MRS. H. SOLOMON, PRES.,/ 4060 LAKE AVE., CHICAGO./ MRS. J. HARRY SELZ, TREAS.,/ 3329 MICHIGAN AVE., CHICAGO./ MISS SADIE AMERICAN, SEC'T./ 3130 VERNON AVE., CHICAGO./</text:p>
      <text:p text:style-name="P2">National Council of Jewish Women/</text:p>
      <text:p text:style-name="P4">Allegheny <text:span text:style-name="T2">Chicago</text:span> Feb 14 1896/</text:p>
      <text:p text:style-name="P3">Rev. Sabbato Morais:/</text:p>
      <text:p text:style-name="P3"><text:tab/>My dear Dr Morais:/</text:p>
      <text:p text:style-name="P3"><text:tab/><text:tab/>Surely nothing/ you could say can call for an excuse/ since we know the motive &amp; the worth/ of all that you say to us, &amp; since we/ must always remember most gratefully/ the helping &amp; kindly hand you have held out/ to us from the very beginning./</text:p>
      <text:p text:style-name="P3"><text:tab/>What you say about "American Judaism"/ should have been thought of as by us/ but unfortunately we do not all think as/ clearly nor as deeply as we should. <text:s/>The/ pamphlet if it materializes should be/ called "Judaism in America" for to present/ that was our desire &amp; not to <text:soft-page-break/>espouse/ the cause of any form of it./</text:p>
      <text:p text:style-name="P3"><text:tab/>Since our members are of all shades/ of opinion we have always held that/</text:p>
      <text:p text:style-name="P3"/>
      <text:p text:style-name="P3">[Page 2]</text:p>
      <text:p text:style-name="P3">all that emananated[sic!] from the central Board/ must be neutral &amp; devoted only to Judaism/ &amp; a deeper knowledge of &amp; devotion to it, no matter/ in what way temperament, circumstances/ or teaching has made it take hold on us./</text:p>
      <text:p text:style-name="P3">Therefore we desired that each phase should/ be presented by its most revered exponent--/ we would deprecate any thing that was/ controversial or polemical. <text:s/>We knew that/ conflicting ideas would be found beneath/ the same cover, but we hoped thus to show/ by peaceful juxtaposition of what seemed/ opposing forces to put into the hands of all/ such statements as would give satisfaction under/ one head or the other to each &amp; thus render firmer/ the hold on Judaism. <text:s/>We wished to influence none/ away from his view. <text:s/>Our motive was good./ <text:s/>It remains to be seen whether it is possible/ to carry it out, under the changed name of/ "Judaism in America" <text:s/>If the others acquiesce/ do you still think you cannot assist in/ this project? <text:s/>It can be carried out only if/ all work together as we will not publish what/ may seem to want to force the opinions/ of the National Board (all of whom are/ radical) on the members. <text:s/>The Board has/ always been very careful not to let this/</text:p>
      <text:p text:style-name="P3"/>
      <text:p text:style-name="P3">[Page 3]</text:p>
      <text:p text:style-name="P3">appear./</text:p>
      <text:p text:style-name="P3"><text:tab/>I have so far heard only from/ Dr. Wise who voices an objection similar/ to yours. <text:s/>I have written to him again &amp;/ await his answer &amp; yours./</text:p>
      <text:p text:style-name="P3"><text:tab/>We are more than grateful for your/ assistance, my visits with you have/ been a living stimulus--Mrs. Cohen has done/ magnificent service. <text:s/>In fact we are/ more than satisfied since now in 35 cities/ earnest attempts are being made to gain/ a close knowledge of our dear religion &amp;/ interest is growing deeper &amp; truer. <text:s/>Good must/ come of it &amp; the hand of the Lord is in it &amp;/ is sustaining us./</text:p>
      <text:p text:style-name="P3"><text:tab/>For any suggestions, criticisms or comments/ we will always be thankful. <text:s/>May I ask/ for always to give them to us fully &amp; freely./ <text:s/>I hope to hear from you soon again, &amp; am/ with assurances of deepest respect &amp;/ regard, Most faithfully yrs/ Sadie American/ Sec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52:15.38</meta:creation-date>
    <dc:date>2012-01-04T15:24:17.17</dc:date>
    <dc:creator>Penn Libraries</dc:creator>
    <meta:editing-duration>PT00H01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698" meta:character-count="4211"/>
  </office:meta>
</office:document-meta>
</file>